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 draw:name="Résistance">
          <draw:rect draw:style-name="gr1" draw:text-style-name="P1" draw:layer="layout" svg:width="0.625cm" svg:height="0.227cm" draw:transform="rotate (-0.523598775599386) translate (6.763cm 0.648cm)">
            <text:p/>
          </draw:rect>
          <draw:line draw:style-name="gr2" draw:text-style-name="P1" draw:layer="layout" svg:x1="6.706cm" svg:y1="0.747cm" svg:x2="6.571cm" svg:y2="0.669cm">
            <draw:glue-point draw:id="4" svg:x="-5cm" svg:y="-5cm"/>
            <text:p/>
          </draw:line>
          <draw:line draw:style-name="gr2" draw:text-style-name="P1" draw:layer="layout" svg:x1="7.248cm" svg:y1="1.059cm" svg:x2="7.384cm" svg:y2="1.137cm">
            <draw:glue-point draw:id="4" svg:x="4.926cm" svg:y="5.063cm"/>
            <text:p/>
          </draw:line>
        </draw:g>
        <draw:g draw:name="Résistance">
          <draw:rect draw:style-name="gr1" draw:text-style-name="P1" draw:layer="layout" svg:width="0.625cm" svg:height="0.227cm" draw:transform="rotate (0.5235987755982) translate (7.462cm 0.962cm)">
            <text:p/>
          </draw:rect>
          <draw:line draw:style-name="gr2" draw:text-style-name="P1" draw:layer="layout" svg:x1="7.518cm" svg:y1="1.06cm" svg:x2="7.383cm" svg:y2="1.138cm">
            <draw:glue-point draw:id="4" svg:x="-4.926cm" svg:y="5cm"/>
            <text:p/>
          </draw:line>
          <draw:line draw:style-name="gr2" draw:text-style-name="P1" draw:layer="layout" svg:x1="8.06cm" svg:y1="0.747cm" svg:x2="8.196cm" svg:y2="0.669cm">
            <draw:glue-point draw:id="4" svg:x="4.926cm" svg:y="-4.871cm"/>
            <text:p/>
          </draw:line>
        </draw:g>
        <draw:g draw:name="Résistance">
          <draw:rect draw:style-name="gr1" draw:text-style-name="P1" draw:layer="layout" svg:width="0.625cm" svg:height="0.227cm" draw:transform="rotate (1.5707963267946) translate (7.27cm 1.916cm)">
            <text:p/>
          </draw:rect>
          <draw:line draw:style-name="gr2" draw:text-style-name="P1" draw:layer="layout" svg:x1="7.383cm" svg:y1="1.916cm" svg:x2="7.383cm" svg:y2="2.072cm">
            <draw:glue-point draw:id="4" svg:x="10cm" svg:y="4.935cm"/>
            <text:p/>
          </draw:line>
          <draw:line draw:style-name="gr2" draw:text-style-name="P1" draw:layer="layout" svg:x1="7.383cm" svg:y1="1.291cm" svg:x2="7.383cm" svg:y2="1.134cm">
            <draw:glue-point draw:id="4" svg:x="10cm" svg:y="-4.777cm"/>
            <text:p/>
          </draw:line>
        </draw:g>
        <draw:frame draw:style-name="gr3" draw:layer="layout" svg:width="0.616cm" svg:height="0.529cm" svg:x="6.861cm" svg:y="0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16cm" svg:height="0.529cm" svg:x="7.756cm" svg:y="0.9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16cm" svg:height="0.529cm" svg:x="6.695cm" svg:y="1.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g draw:name="Résistance">
          <draw:rect draw:style-name="gr1" draw:text-style-name="P1" draw:layer="layout" svg:width="0.625cm" svg:height="0.227cm" draw:transform="rotate (-2.09439510239399) translate (2.922cm 1.06cm)">
            <text:p/>
          </draw:rect>
          <draw:line draw:style-name="gr2" draw:text-style-name="P1" draw:layer="layout" svg:x1="2.823cm" svg:y1="1.003cm" svg:x2="2.901cm" svg:y2="0.868cm">
            <draw:glue-point draw:id="4" svg:x="5cm" svg:y="-5cm"/>
            <text:p/>
          </draw:line>
          <draw:line draw:style-name="gr2" draw:text-style-name="P1" draw:layer="layout" svg:x1="2.51cm" svg:y1="1.545cm" svg:x2="2.432cm" svg:y2="1.681cm">
            <draw:glue-point draw:id="4" svg:x="-4.81cm" svg:y="4.852cm"/>
            <text:p/>
          </draw:line>
        </draw:g>
        <draw:g draw:name="Résistance">
          <draw:rect draw:style-name="gr1" draw:text-style-name="P1" draw:layer="layout" svg:width="0.625cm" svg:height="0.227cm" svg:x="2.713cm" svg:y="1.78cm">
            <text:p/>
          </draw:rect>
          <draw:line draw:style-name="gr2" draw:text-style-name="P1" draw:layer="layout" svg:x1="2.712cm" svg:y1="1.893cm" svg:x2="2.556cm" svg:y2="1.893cm">
            <draw:glue-point draw:id="4" svg:x="-4.871cm" svg:y="10cm"/>
            <text:p/>
          </draw:line>
          <draw:line draw:style-name="gr2" draw:text-style-name="P1" draw:layer="layout" svg:x1="3.338cm" svg:y1="1.893cm" svg:x2="3.495cm" svg:y2="1.893cm">
            <draw:glue-point draw:id="4" svg:x="4.871cm" svg:y="10cm"/>
            <text:p/>
          </draw:line>
        </draw:g>
        <draw:g draw:name="Résistance">
          <draw:rect draw:style-name="gr1" draw:text-style-name="P1" draw:layer="layout" svg:width="0.625cm" svg:height="0.227cm" draw:transform="rotate (2.0943951023928) translate (3.433cm 1.593cm)">
            <text:p/>
          </draw:rect>
          <draw:line draw:style-name="gr2" draw:text-style-name="P1" draw:layer="layout" svg:x1="3.531cm" svg:y1="1.537cm" svg:x2="3.609cm" svg:y2="1.672cm">
            <draw:glue-point draw:id="4" svg:x="4.871cm" svg:y="4.888cm"/>
            <text:p/>
          </draw:line>
          <draw:line draw:style-name="gr2" draw:text-style-name="P1" draw:layer="layout" svg:x1="3.218cm" svg:y1="0.995cm" svg:x2="3.14cm" svg:y2="0.859cm">
            <draw:glue-point draw:id="4" svg:x="-4.743cm" svg:y="-4.705cm"/>
            <text:p/>
          </draw:line>
        </draw:g>
        <draw:frame draw:style-name="gr3" draw:layer="layout" svg:width="0.616cm" svg:height="0.529cm" svg:x="1.986cm" svg:y="0.8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16cm" svg:height="0.529cm" svg:x="2.786cm" svg:y="1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616cm" svg:height="0.529cm" svg:x="3.462cm" svg:y="0.87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2" draw:layer="layout" svg:x1="3.491cm" svg:y1="1.892cm" svg:x2="3.745cm" svg:y2="1.892cm">
          <text:p/>
        </draw:line>
        <draw:line draw:style-name="gr4" draw:text-style-name="P2" draw:layer="layout" svg:x1="3.739cm" svg:y1="1.893cm" svg:x2="3.612cm" svg:y2="1.673cm">
          <text:p/>
        </draw:line>
        <draw:line draw:style-name="gr4" draw:text-style-name="P2" draw:layer="layout" svg:x1="2.308cm" svg:y1="1.892cm" svg:x2="2.562cm" svg:y2="1.892cm">
          <text:p/>
        </draw:line>
        <draw:line draw:style-name="gr4" draw:text-style-name="P2" draw:layer="layout" svg:x1="2.437cm" svg:y1="1.673cm" svg:x2="2.31cm" svg:y2="1.893cm">
          <text:p/>
        </draw:line>
        <draw:line draw:style-name="gr4" draw:text-style-name="P2" draw:layer="layout" svg:x1="3.142cm" svg:y1="0.866cm" svg:x2="3.015cm" svg:y2="0.646cm">
          <text:p/>
        </draw:line>
        <draw:line draw:style-name="gr4" draw:text-style-name="P2" draw:layer="layout" svg:x1="3.021cm" svg:y1="0.652cm" svg:x2="2.894cm" svg:y2="0.872cm">
          <text:p/>
        </draw:line>
        <draw:line draw:style-name="gr4" draw:text-style-name="P2" draw:layer="layout" svg:x1="3.017cm" svg:y1="0.65cm" svg:x2="3.017cm" svg:y2="0.448cm">
          <text:p/>
        </draw:line>
        <draw:line draw:style-name="gr4" draw:text-style-name="P2" draw:layer="layout" svg:x1="3.01cm" svg:y1="0.455cm" svg:x2="0.481cm" svg:y2="0.455cm">
          <text:p/>
        </draw:line>
        <draw:line draw:style-name="gr4" draw:text-style-name="P2" draw:layer="layout" svg:x1="2.133cm" svg:y1="1.996cm" svg:x2="2.308cm" svg:y2="1.895cm">
          <text:p/>
        </draw:line>
        <draw:line draw:style-name="gr4" draw:text-style-name="P2" draw:layer="layout" svg:x1="2.139cm" svg:y1="1.996cm" svg:x2="0.501cm" svg:y2="1.996cm">
          <text:p/>
        </draw:line>
        <draw:frame draw:style-name="gr3" draw:layer="layout" svg:width="0.493cm" svg:height="0.469cm" svg:x="0.333cm" svg:y="0.95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2" draw:layer="layout" svg:x1="6.569cm" svg:y1="0.666cm" svg:x2="5.289cm" svg:y2="0.666cm">
          <text:p/>
        </draw:line>
        <draw:line draw:style-name="gr4" draw:text-style-name="P2" draw:layer="layout" svg:x1="7.382cm" svg:y1="2.07cm" svg:x2="5.256cm" svg:y2="2.07cm">
          <text:p/>
        </draw:line>
        <draw:frame draw:style-name="gr3" draw:layer="layout" svg:width="0.493cm" svg:height="0.469cm" svg:x="5.082cm" svg:y="1.09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3.115cm" svg:height="0.529cm" svg:x="5.404cm" svg:y="2.60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.596cm" svg:height="1.062cm" svg:x="0.509cm" svg:y="2.466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khalid khan</meta:initial-creator>
    <meta:creation-date>2011-02-25T16:05:46</meta:creation-date>
    <dc:date>2011-09-13T18:01:58</dc:date>
    <dc:creator>khalid khan</dc:creator>
    <meta:editing-duration>PT04H52M53S</meta:editing-duration>
    <meta:editing-cycles>20</meta:editing-cycles>
    <meta:generator>OpenOffice.org/3.1$Linux OpenOffice.org_project/310m19$Build-9420</meta:generator>
    <meta:document-statistic meta:object-count="4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i>R</math:mi>
      </math:mfrac>
      <math:mo math:stretchy="false">=</math:mo>
      <math:mrow>
        <math:mfrac>
          <math:mn>1</math:mn>
          <math:msub>
            <math:mi>R</math:mi>
            <math:mi>s</math:mi>
          </math:msub>
        </math:mfrac>
        <math:mo math:stretchy="false">+</math:mo>
        <math:mfrac>
          <math:mn>1</math:mn>
          <math:mrow>
            <math:mn>2</math:mn>
            <math:msub>
              <math:mi>R</math:mi>
              <math:mi>s</math:mi>
            </math:msub>
          </math:mrow>
        </math:mfrac>
      </math:mrow>
    </math:mrow>
    <math:annotation math:encoding="StarMath 5.0">1 over R = {1 over R_s }+ {1 over {2 R_s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R</math:mi>
          <math:mo math:stretchy="false">=</math:mo>
          <math:mrow>
            <math:msub>
              <math:mi>R</math:mi>
              <math:mi>s</math:mi>
            </math:msub>
            <math:mo math:stretchy="false">+</math:mo>
            <math:msub>
              <math:mi>R</math:mi>
              <math:mi>s</math:mi>
            </math:msub>
          </math:mrow>
        </math:mrow>
        <math:mo math:stretchy="false">=</math:mo>
        <math:mn>2</math:mn>
      </math:mrow>
      <math:msub>
        <math:mi>R</math:mi>
        <math:mi>s</math:mi>
      </math:msub>
    </math:mrow>
    <math:annotation math:encoding="StarMath 5.0">R=R_s + R_s =2 R_s</math:annotation>
  </math:semantics>
</math:math>
</file>